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13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ecou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Code Lin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Blank</text:p>
          </table:table-cell>
        </table:table-row>
        <table:table-row table:style-name="ro1">
          <table:table-cell office:value-type="string" calcext:value-type="string">
            <text:p>src/app/app.component.css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app.component.html</text:p>
          </table:table-cell>
          <table:table-cell office:value-type="float" office:value="925" calcext:value-type="float">
            <text:p>925</text:p>
          </table:table-cell>
          <table:table-cell office:value-type="float" office:value="59" calcext:value-type="float">
            <text:p>5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rc/app/app.component.ts</text:p>
          </table:table-cell>
          <table:table-cell office:value-type="float" office:value="526" calcext:value-type="float">
            <text:p>526</text:p>
          </table:table-cell>
          <table:table-cell office:value-type="float" office:value="31" calcext:value-type="float">
            <text:p>3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src/app/app.module.ts</text:p>
          </table:table-cell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rc/app/app.routing.ts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app/authguard.service.ts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app/collaborate.activitie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collaborate.activities.component.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app/collaborate.activities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collaborate.activityadd.component.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app/collaborate.activityadd.component.htm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app/collaborate.activityadd.component.t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collaborate.alert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collaborate.alerts.component.htm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app/collaborate.alerts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collaborate.message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collaborate.messages.component.htm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app/collaborate.messages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.comment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dashboard.comments.component.htm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app/dashboard.comments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dashboard.delet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dashboard.delete.component.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app/dashboard.delete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.description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dashboard.description.component.htm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app/dashboard.description.component.ts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dashboard.details.component.cs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app/dashboard.details.component.htm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app/dashboard.details.component.ts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app/dashboard.discard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app/dashboard.discard.component.htm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app/dashboard.discard.component.ts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app/dashboard.help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app/dashboard.help.component.htm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app/dashboard.help.component.ts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dashboard.helpPresentation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app/dashboard.helpPresentation.component.htm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dashboard.helpPresentation.component.ts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app/dashboard.import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dashboard.import.component.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app/dashboard.import.component.ts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dashboard.new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dashboard.new.component.htm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app/dashboard.new.component.ts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dashboard.open.component.cs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app/dashboard.open.component.html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app/dashboard.open.component.ts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app/dashboard.print.component.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app/dashboard.print.component.htm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app/dashboard.print.component.t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renam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dashboard.rename.component.htm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app/dashboard.rename.component.ts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app/dashboard.save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app/dashboard.save.component.html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dashboard.save.component.ts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app/dashboard.schedul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dashboard.schedule.component.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app/dashboard.schedule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.setting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dashboard.settings.component.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app/dashboard.settings.component.ts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.shar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dashboard.share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app/dashboard.share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dashboard.snapshot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dashboard.snapshots.component.html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app/dashboard.snapshots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dashboard.subscrib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dashboard.subscribe.component.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app/dashboard.subscribe.component.ts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app/dashboard.tab.component.cs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app/dashboard.tab.component.htm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dashboard.tab.component.ts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app/dashboard.tags.component.css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app/dashboard.tags.component.htm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app/dashboard.tags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.templat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dashboard.template.component.htm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app/dashboard.template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.them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dashboard.theme.component.html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app/dashboard.theme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.treeview.component.cs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app/dashboard.treeview.component.html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dashboard.treeview.component.ts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ta.combination.component.css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app/data.combination.component.html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app/data.combination.component.ts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app/data.popup.component.css</text:p>
          </table:table-cell>
          <table:table-cell office:value-type="float" office:value="687" calcext:value-type="float">
            <text:p>687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rc/app/data.popup.component.html</text:p>
          </table:table-cell>
          <table:table-cell office:value-type="float" office:value="901" calcext:value-type="float">
            <text:p>901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rc/app/data.popup.component.ts</text:p>
          </table:table-cell>
          <table:table-cell office:value-type="float" office:value="548" calcext:value-type="float">
            <text:p>548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rc/app/data.refresh.component.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app/data.refresh.component.html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app/data.refresh.component.ts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data.shar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data.share.component.htm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app/data.share.component.ts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data.slicers.component.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app/data.slicers.component.htm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app/data.slicers.component.ts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data/dashboards.ts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app/explore.component.css</text:p>
          </table:table-cell>
          <table:table-cell office:value-type="float" office:value="325" calcext:value-type="float">
            <text:p>32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rc/app/explore.component.html</text:p>
          </table:table-cell>
          <table:table-cell office:value-type="float" office:value="507" calcext:value-type="float">
            <text:p>507</text:p>
          </table:table-cell>
          <table:table-cell office:value-type="float" office:value="306" calcext:value-type="float">
            <text:p>30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rc/app/explore.component.ts</text:p>
          </table:table-cell>
          <table:table-cell office:value-type="float" office:value="611" calcext:value-type="float">
            <text:p>611</text:p>
          </table:table-cell>
          <table:table-cell office:value-type="float" office:value="175" calcext:value-type="float">
            <text:p>17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src/app/global-function.service.ts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global-variable.service.ts</text:p>
          </table:table-cell>
          <table:table-cell office:value-type="float" office:value="1692" calcext:value-type="float">
            <text:p>1692</text:p>
          </table:table-cell>
          <table:table-cell office:value-type="float" office:value="285" calcext:value-type="float">
            <text:p>2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rc/app/help.component.cs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app/help.component.ht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app/help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app/home.component.cs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app/home.component.htm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app/home.component.spec.t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home.component.t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app/index.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app/Installation Notes.md</text:p>
          </table:table-cell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rc/app/landing.component.cs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app/landing.component.htm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app/landing.component.ts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app/login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login.component.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app/login.component.ts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app/logout.component.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app/logout.component.htm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app/logout.component.ts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app/models.ts</text:p>
          </table:table-cell>
          <table:table-cell office:value-type="float" office:value="423" calcext:value-type="float">
            <text:p>423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rc/app/myprofile.component.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app/myprofile.component.htm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app/myprofile.component.ts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app/preferences.component.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app/preferences.component.htm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app/preferences.component.ts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app/roadmap.md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rc/app/shape.delete.component.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app/shape.delete.component.html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shape.delete.component.t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app/shape.edit.component.css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shape.edit.component.html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app/shape.edit.component.ts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app/systemsettings.component.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app/systemsettings.component.htm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app/systemsettings.component.ts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app/test.app.card.component.ts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app/test.delay.directive.t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test.ngif.directive.t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app/user.offlin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user.offline.component.htm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app/user.offline.component.ts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app/user.shape.buttonbar.component.css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app/user.shape.buttonbar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app/user.shape.buttonbar.component.ts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app/user.widget.buttonbar.component.c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app/user.widget.buttonbar.component.htm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app/user.widget.buttonbar.component.t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app/widget.checkpoints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app/widget.checkpoints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app/widget.checkpoints.component.ts</text:p>
          </table:table-cell>
          <table:table-cell office:value-type="float" office:value="878" calcext:value-type="float">
            <text:p>878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rc/app/widget.comment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widget.comments.component.htm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app/widget.comments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widget.delete.component.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app/widget.delete.component.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app/widget.delete.component.ts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app/widget.editor.component.css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rc/app/widget.editor.component.html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rc/app/widget.editor.component.ts</text:p>
          </table:table-cell>
          <table:table-cell office:value-type="float" office:value="1024" calcext:value-type="float">
            <text:p>1024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rc/app/widget.expand.component.cs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app/widget.expand.component.html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app/widget.expand.component.ts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widget.export.component.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app/widget.export.component.html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app/widget.export.component.t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widget.links.component.cs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app/widget.links.component.htm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app/widget.links.component.ts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4T17:33:34.405297028</dc:date>
    <meta:editing-duration>PT3M38S</meta:editing-duration>
    <meta:editing-cycles>1</meta:editing-cycles>
    <meta:document-statistic meta:table-count="1" meta:cell-count="707" meta:object-count="0"/>
    <meta:generator>LibreOffice/5.4.4.2$Linux_X86_64 LibreOffice_project/4847ad5af02ed9083ed16e400e0acfc2e38a2071</meta:generator>
  </office:meta>
</office:document-meta>
</file>